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11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21.96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2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.9" style:apply-style-name="ConditionalStyle_5f_2" style:base-cell-address="Sheet1.C5"/>
      <style:map style:condition="cell-content()&lt;0.75" style:apply-style-name="ConditionalStyle_5f_1" style:base-cell-address="Sheet1.C5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default-cell-style-name="ce3"/>
        <table:table-column table:style-name="co3" table:number-columns-repeated="1014" table:default-cell-style-name="ce3"/>
        <table:table-row table:style-name="ro1">
          <table:table-cell table:style-name="ce1" office:value-type="string" calcext:value-type="string" table:number-columns-spanned="2" table:number-rows-spanned="1">
            <text:p>Course</text:p>
          </table:table-cell>
          <table:covered-table-cell table:style-name="ce1"/>
          <table:table-cell table:style-name="ce6" office:value-type="string" calcext:value-type="string">
            <text:p>Course1</text:p>
          </table:table-cell>
          <table:table-cell table:style-name="ce6" office:value-type="string" calcext:value-type="string">
            <text:p>Course2</text:p>
          </table:table-cell>
          <table:table-cell table:style-name="ce6" office:value-type="string" calcext:value-type="string">
            <text:p>Course3</text:p>
          </table:table-cell>
          <table:table-cell table:style-name="ce6" office:value-type="string" calcext:value-type="string">
            <text:p>Course4</text:p>
          </table:table-cell>
          <table:table-cell table:style-name="ce6" office:value-type="string" calcext:value-type="string">
            <text:p>Course5</text:p>
          </table:table-cell>
          <table:table-cell table:style-name="ce6" office:value-type="string" calcext:value-type="string">
            <text:p>Course6</text:p>
          </table:table-cell>
          <table:table-cell/>
          <table:table-cell table:style-name="ce1" office:value-type="string" calcext:value-type="string">
            <text:p>Total Days</text:p>
          </table:table-cell>
          <table:table-cell table:style-name="ce1" table:formula="of:=SUM([.K2:.K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Attended days</text:p>
          </table:table-cell>
          <table:covered-table-cell table:style-name="ce1"/>
          <table:table-cell table:style-name="ce1" table:formula="of:=COUNTIF([.C7:.C107];1)" office:value-type="float" office:value="0" calcext:value-type="float">
            <text:p>0</text:p>
          </table:table-cell>
          <table:table-cell table:style-name="ce1" table:formula="of:=COUNTIF([.D7:.D107];1)" office:value-type="float" office:value="0" calcext:value-type="float">
            <text:p>0</text:p>
          </table:table-cell>
          <table:table-cell table:style-name="ce1" table:formula="of:=COUNTIF([.E7:.E107];1)" office:value-type="float" office:value="0" calcext:value-type="float">
            <text:p>0</text:p>
          </table:table-cell>
          <table:table-cell table:style-name="ce1" table:formula="of:=COUNTIF([.F7:.F107];1)" office:value-type="float" office:value="0" calcext:value-type="float">
            <text:p>0</text:p>
          </table:table-cell>
          <table:table-cell table:style-name="ce1" table:formula="of:=COUNTIF([.G7:.G107];1)" office:value-type="float" office:value="0" calcext:value-type="float">
            <text:p>0</text:p>
          </table:table-cell>
          <table:table-cell table:style-name="ce1" table:formula="of:=COUNTIF([.H7:.H107];1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Monday</text:p>
          </table:table-cell>
          <table:table-cell table:formula="of:=COUNTIF([.B$1:.B$1048576];[.J2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Absent days</text:p>
          </table:table-cell>
          <table:covered-table-cell table:style-name="ce1"/>
          <table:table-cell table:style-name="ce1" table:formula="of:=COUNTIF([.C7:.C107];0)" office:value-type="float" office:value="0" calcext:value-type="float">
            <text:p>0</text:p>
          </table:table-cell>
          <table:table-cell table:style-name="ce1" table:formula="of:=COUNTIF([.D7:.D107];0)" office:value-type="float" office:value="0" calcext:value-type="float">
            <text:p>0</text:p>
          </table:table-cell>
          <table:table-cell table:style-name="ce1" table:formula="of:=COUNTIF([.E7:.E107];0)" office:value-type="float" office:value="0" calcext:value-type="float">
            <text:p>0</text:p>
          </table:table-cell>
          <table:table-cell table:style-name="ce1" table:formula="of:=COUNTIF([.F7:.F107];0)" office:value-type="float" office:value="0" calcext:value-type="float">
            <text:p>0</text:p>
          </table:table-cell>
          <table:table-cell table:style-name="ce1" table:formula="of:=COUNTIF([.G7:.G107];0)" office:value-type="float" office:value="0" calcext:value-type="float">
            <text:p>0</text:p>
          </table:table-cell>
          <table:table-cell table:style-name="ce1" table:formula="of:=COUNTIF([.H7:.H107];0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Tuesday</text:p>
          </table:table-cell>
          <table:table-cell table:formula="of:=COUNTIF([.B$1:.B$1048576];[.J3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Total Lectures</text:p>
          </table:table-cell>
          <table:covered-table-cell table:style-name="ce1"/>
          <table:table-cell table:style-name="ce1" table:formula="of:=COUNTIF([.C7:.C107];&quot;~&quot;)+[.C2]+[.C3]" office:value-type="float" office:value="0" calcext:value-type="float">
            <text:p>0</text:p>
          </table:table-cell>
          <table:table-cell table:style-name="ce1" table:formula="of:=COUNTIF([.D7:.D107];&quot;~&quot;)+[.D2]+[.D3]" office:value-type="float" office:value="0" calcext:value-type="float">
            <text:p>0</text:p>
          </table:table-cell>
          <table:table-cell table:style-name="ce1" table:formula="of:=COUNTIF([.E7:.E107];&quot;~&quot;)+[.E2]+[.E3]" office:value-type="float" office:value="0" calcext:value-type="float">
            <text:p>0</text:p>
          </table:table-cell>
          <table:table-cell table:style-name="ce1" table:formula="of:=COUNTIF([.F7:.F107];&quot;~&quot;)+[.F2]+[.F3]" office:value-type="float" office:value="0" calcext:value-type="float">
            <text:p>0</text:p>
          </table:table-cell>
          <table:table-cell table:style-name="ce1" table:formula="of:=COUNTIF([.G7:.G107];&quot;~&quot;)+[.G2]+[.G3]" office:value-type="float" office:value="0" calcext:value-type="float">
            <text:p>0</text:p>
          </table:table-cell>
          <table:table-cell table:style-name="ce1" table:formula="of:=COUNTIF([.H7:.H107];&quot;~&quot;)+[.H2]+[.H3]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Wednesday</text:p>
          </table:table-cell>
          <table:table-cell table:formula="of:=COUNTIF([.B$1:.B$1048576];[.J4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Percentage Attendance</text:p>
          </table:table-cell>
          <table:covered-table-cell table:style-name="ce1"/>
          <table:table-cell table:style-name="ce7" table:formula="of:=IFERROR([.C2]/([.C2]+[.C3]);1)" office:value-type="percentage" office:value="1" calcext:value-type="percentage">
            <text:p>100%</text:p>
          </table:table-cell>
          <table:table-cell table:style-name="ce7" table:formula="of:=IFERROR([.D2]/([.D2]+[.D3]);1)" office:value-type="percentage" office:value="1" calcext:value-type="percentage">
            <text:p>100%</text:p>
          </table:table-cell>
          <table:table-cell table:style-name="ce7" table:formula="of:=IFERROR([.E2]/([.E2]+[.E3]);1)" office:value-type="percentage" office:value="1" calcext:value-type="percentage">
            <text:p>100%</text:p>
          </table:table-cell>
          <table:table-cell table:style-name="ce7" table:formula="of:=IFERROR([.F2]/([.F2]+[.F3]);1)" office:value-type="percentage" office:value="1" calcext:value-type="percentage">
            <text:p>100%</text:p>
          </table:table-cell>
          <table:table-cell table:style-name="ce7" table:formula="of:=IFERROR([.G2]/([.G2]+[.G3]);1)" office:value-type="percentage" office:value="1" calcext:value-type="percentage">
            <text:p>100%</text:p>
          </table:table-cell>
          <table:table-cell table:style-name="ce7" table:formula="of:=IFERROR([.H2]/([.H2]+[.H3]);1)" office:value-type="percentage" office:value="1" calcext:value-type="percentage">
            <text:p>100%</text:p>
          </table:table-cell>
          <table:table-cell/>
          <table:table-cell table:style-name="ce9" office:value-type="string" calcext:value-type="string">
            <text:p>Thursday</text:p>
          </table:table-cell>
          <table:table-cell table:formula="of:=COUNTIF([.B$1:.B$1048576];[.J5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9" office:value-type="string" calcext:value-type="string">
            <text:p>Friday</text:p>
          </table:table-cell>
          <table:table-cell table:formula="of:=COUNTIF([.B$1:.B$1048576];[.J6])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22">
          <table:table-cell table:style-name="ce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2"/>
          <table:table-cell table:style-name="ce5"/>
          <table:table-cell/>
          <table:table-cell table:style-name="ce8"/>
          <table:table-cell table:number-columns-repeated="2"/>
          <table:table-cell table:style-name="ce5"/>
          <table:table-cell table:number-columns-repeated="1017"/>
        </table:table-row>
        <table:table-row table:style-name="ro1" table:number-rows-repeated="45">
          <table:table-cell table:style-name="ce2"/>
          <table:table-cell table:number-columns-repeated="1023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5:Sheet1.H5">
            <calcext:condition calcext:apply-style-name="ConditionalStyle_2" calcext:value="&gt;0.9" calcext:base-cell-address="Sheet1.C5"/>
            <calcext:condition calcext:apply-style-name="ConditionalStyle_1" calcext:value="&lt;0.75" calcext:base-cell-address="Sheet1.C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">
      <number:day number:style="long"/>
      <number:text>/</number:text>
      <number:month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 style:font-name="Calibri1" fo:font-family="Calibri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 style:font-name="Calibri1" fo:font-family="Calibri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h Kumar Bansal</meta:initial-creator>
    <meta:creation-date>2017-01-03T18:21:51</meta:creation-date>
    <dc:date>2017-01-04T15:05:45.131610165</dc:date>
    <meta:generator>LibreOffice/5.1.4.2$Linux_X86_64 LibreOffice_project/10m0$Build-2</meta:generator>
    <meta:editing-duration>PT1M41S</meta:editing-duration>
    <meta:editing-cycles>1</meta:editing-cycles>
    <meta:document-statistic meta:table-count="1" meta:cell-count="49" meta:object-count="0"/>
    <meta:user-defined meta:name="AppVersion">15.0300</meta:user-defined>
    <meta:user-defined meta:name="Company">IIT Delh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